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botto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02cm" svg:stroke-color="#4c4c4c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cc6633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cc6633" draw:marker-start-width="0.352cm" draw:marker-end="Arrow" draw:marker-end-width="0.452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636cm" svg:height="8.382cm" svg:x="33.83cm" svg:y="7.35cm">
          <text:p text:style-name="P1">Various Stuff</text:p>
        </draw:rect>
        <draw:rect draw:style-name="gr1" draw:text-style-name="P1" draw:layer="layout" svg:width="4.319cm" svg:height="5.079cm" svg:x="12.239cm" svg:y="10.652cm">
          <text:p text:style-name="P1">Estimation</text:p>
        </draw:rect>
        <draw:rect draw:style-name="gr1" draw:text-style-name="P1" draw:layer="layout" svg:width="4.319cm" svg:height="5.079cm" svg:x="7.412cm" svg:y="10.652cm">
          <text:p text:style-name="P1">Sensors</text:p>
        </draw:rect>
        <draw:rect draw:style-name="gr2" draw:text-style-name="P1" draw:layer="layout" svg:width="14.161cm" svg:height="4.572cm" svg:x="3.222cm" svg:y="2.46cm">
          <text:p text:style-name="P1">updater</text:p>
        </draw:rect>
        <draw:rect draw:style-name="gr1" draw:text-style-name="P1" draw:layer="layout" svg:width="4.382cm" svg:height="5.079cm" svg:x="2.523cm" svg:y="10.652cm">
          <text:p text:style-name="P1">Actuators</text:p>
        </draw:rect>
        <draw:rect draw:style-name="gr2" draw:text-style-name="P1" draw:layer="layout" svg:width="3.81cm" svg:height="2.286cm" svg:x="7.667cm" svg:y="12.493cm">
          <text:p text:style-name="P1">Sensor</text:p>
          <text:p text:style-name="P1">drivers</text:p>
        </draw:rect>
        <draw:rect draw:style-name="gr2" draw:text-style-name="P1" draw:layer="layout" svg:width="6.35cm" svg:height="1.524cm" svg:x="24.876cm" svg:y="3.54cm">
          <text:p text:style-name="P1">autonomousMode</text:p>
        </draw:rect>
        <draw:rect draw:style-name="gr2" draw:text-style-name="P1" draw:layer="layout" svg:width="3.81cm" svg:height="2.286cm" svg:x="12.493cm" svg:y="12.493cm">
          <text:p text:style-name="P1">Kalman</text:p>
          <text:p text:style-name="P1">filters</text:p>
        </draw:rect>
        <draw:rect draw:style-name="gr2" draw:text-style-name="P1" draw:layer="layout" svg:width="3.81cm" svg:height="2.286cm" svg:x="2.841cm" svg:y="12.493cm">
          <text:p text:style-name="P1">Servo</text:p>
          <text:p text:style-name="P1">drivers</text:p>
        </draw:rect>
        <draw:rect draw:style-name="gr2" draw:text-style-name="P1" draw:layer="layout" svg:width="3.81cm" svg:height="2.286cm" svg:x="2.841cm" svg:y="10.207cm">
          <text:p text:style-name="P1"><text:span text:style-name="T1">setThrottle()</text:span></text:p>
          <text:p text:style-name="P1"><text:span text:style-name="T1">setSteering()</text:span></text:p>
        </draw:rect>
        <draw:rect draw:style-name="gr2" draw:text-style-name="P1" draw:layer="layout" svg:width="3.81cm" svg:height="2.286cm" svg:x="7.667cm" svg:y="10.207cm">
          <text:p text:style-name="P1"><text:span text:style-name="T1">Read_Gyro()</text:span></text:p>
          <text:p text:style-name="P1"><text:span text:style-name="T1">Read_Encoders()</text:span></text:p>
          <text:p text:style-name="P1"><text:span text:style-name="T1">getCurrent()</text:span></text:p>
          <text:p text:style-name="P1"><text:span text:style-name="T1">getVoltage()</text:span></text:p>
        </draw:rect>
        <draw:rect draw:style-name="gr1" draw:text-style-name="P1" draw:layer="layout" svg:width="4.319cm" svg:height="5.079cm" svg:x="17.064cm" svg:y="10.652cm">
          <text:p text:style-name="P1">Logging</text:p>
        </draw:rect>
        <draw:line draw:style-name="gr3" draw:text-style-name="P1" draw:layer="layout" svg:x1="9.445cm" svg:y1="6.778cm" svg:x2="5.888cm" svg:y2="10.715cm">
          <text:p/>
        </draw:line>
        <draw:line draw:style-name="gr3" draw:text-style-name="P1" draw:layer="layout" svg:x1="10.842cm" svg:y1="6.778cm" svg:x2="10.969cm" svg:y2="10.715cm">
          <text:p/>
        </draw:line>
        <draw:rect draw:style-name="gr2" draw:text-style-name="P1" draw:layer="layout" svg:width="3.81cm" svg:height="2.286cm" svg:x="12.493cm" svg:y="10.207cm">
          <text:p text:style-name="P1"><text:span text:style-name="T1">headingKalman()</text:span></text:p>
        </draw:rect>
        <draw:line draw:style-name="gr3" draw:text-style-name="P1" draw:layer="layout" svg:x1="11.922cm" svg:y1="6.778cm" svg:x2="13.763cm" svg:y2="10.525cm">
          <text:p/>
        </draw:line>
        <draw:rect draw:style-name="gr2" draw:text-style-name="P1" draw:layer="layout" svg:width="5.08cm" svg:height="1.142cm" svg:x="14.271cm" svg:y="7.604cm">
          <text:p text:style-name="P1"><text:span text:style-name="T2">SystemState FIFO</text:span></text:p>
        </draw:rect>
        <draw:line draw:style-name="gr4" draw:text-style-name="P1" draw:layer="layout" svg:x1="13.319cm" svg:y1="6.143cm" svg:x2="14.907cm" svg:y2="7.858cm">
          <text:p text:style-name="P1">W</text:p>
        </draw:line>
        <draw:rect draw:style-name="gr2" draw:text-style-name="P1" draw:layer="layout" svg:width="3.43cm" svg:height="1.842cm" svg:x="15.097cm" svg:y="3.793cm">
          <text:p text:style-name="P1"><text:span text:style-name="T3">beginRun()</text:span></text:p>
          <text:p text:style-name="P1"><text:span text:style-name="T3">endRun()</text:span></text:p>
          <text:p text:style-name="P1"><text:span text:style-name="T3">resetNav()</text:span></text:p>
        </draw:rect>
        <draw:line draw:style-name="gr3" draw:text-style-name="P1" draw:layer="layout" svg:x1="25.13cm" svg:y1="4.365cm" svg:x2="18.208cm" svg:y2="4.746cm">
          <text:p/>
        </draw:line>
        <draw:rect draw:style-name="gr2" draw:text-style-name="P1" draw:layer="layout" svg:width="4.001cm" svg:height="1.27cm" svg:x="3.667cm" svg:y="2.714cm">
          <text:p text:style-name="P1">Throttle PID</text:p>
        </draw:rect>
        <draw:rect draw:style-name="gr2" draw:text-style-name="P1" draw:layer="layout" svg:width="4.001cm" svg:height="1.27cm" svg:x="3.539cm" svg:y="5.445cm">
          <text:p text:style-name="P1">Navigation</text:p>
        </draw:rect>
        <draw:rect draw:style-name="gr2" draw:text-style-name="P1" draw:layer="layout" svg:width="3.81cm" svg:height="2.286cm" svg:x="17.319cm" svg:y="10.271cm">
          <text:p text:style-name="P1"><text:span text:style-name="T1">logData()</text:span></text:p>
        </draw:rect>
        <draw:line draw:style-name="gr3" draw:text-style-name="P1" draw:layer="layout" svg:x1="25.511cm" svg:y1="4.873cm" svg:x2="20.367cm" svg:y2="10.715cm">
          <text:p/>
        </draw:line>
        <draw:line draw:style-name="gr5" draw:text-style-name="P1" draw:layer="layout" svg:x1="18.145cm" svg:y1="8.556cm" svg:x2="18.97cm" svg:y2="10.715cm">
          <text:p text:style-name="P1">R</text:p>
        </draw:line>
        <draw:line draw:style-name="gr5" draw:text-style-name="P1" draw:layer="layout" svg:x1="9.191cm" svg:y1="10.398cm" svg:x2="10.271cm" svg:y2="6.651cm">
          <text:p text:style-name="P1">R</text:p>
        </draw:line>
        <draw:rect draw:style-name="gr2" draw:text-style-name="P1" draw:layer="layout" svg:width="5.08cm" svg:height="1.142cm" svg:x="17.954cm" svg:y="1.191cm">
          <text:p text:style-name="P1"><text:span text:style-name="T2">Ticker @ 100Hz</text:span></text:p>
        </draw:rect>
        <draw:line draw:style-name="gr3" draw:text-style-name="P1" draw:layer="layout" svg:x1="18.335cm" svg:y1="1.952cm" svg:x2="16.494cm" svg:y2="2.968cm">
          <text:p/>
        </draw:line>
        <draw:rect draw:style-name="gr2" draw:text-style-name="P1" draw:layer="layout" svg:width="6.35cm" svg:height="1.524cm" svg:x="25.638cm" svg:y="6.27cm">
          <text:p text:style-name="P1">displayData</text:p>
        </draw:rect>
        <draw:line draw:style-name="gr5" draw:text-style-name="P1" draw:layer="layout" svg:x1="19.161cm" svg:y1="8.302cm" svg:x2="26.019cm" svg:y2="7.159cm">
          <text:p text:style-name="P1">R</text:p>
        </draw:line>
        <draw:polyline draw:style-name="gr5" draw:text-style-name="P1" draw:layer="layout" svg:width="15.866cm" svg:height="8.13cm" draw:transform="rotate (0.271573231610266) translate (10.860205527508cm 11.7963693430111cm)" svg:viewBox="0 0 15867 8131" draw:points="245,0 0,5140 10505,8131 15867,0">
          <text:p/>
        </draw:polyline>
        <draw:frame draw:style-name="gr6" draw:layer="layout" svg:width="0.959cm" svg:height="0.963cm" svg:x="24.468cm" svg:y="10.715cm">
          <draw:text-box>
            <text:p>R</text:p>
          </draw:text-box>
        </draw:frame>
        <draw:rect draw:style-name="gr2" draw:text-style-name="P1" draw:layer="layout" svg:width="6.35cm" svg:height="1.524cm" svg:x="33.258cm" svg:y="4.619cm">
          <text:p text:style-name="P1">Main Loop</text:p>
        </draw:rect>
        <draw:line draw:style-name="gr3" draw:text-style-name="P1" draw:layer="layout" svg:x1="33.575cm" svg:y1="5.064cm" svg:x2="30.908cm" svg:y2="4.365cm">
          <text:p/>
        </draw:line>
        <draw:line draw:style-name="gr3" draw:text-style-name="P1" draw:layer="layout" svg:x1="33.766cm" svg:y1="5.762cm" svg:x2="31.416cm" svg:y2="6.905cm">
          <text:p/>
        </draw:line>
        <draw:rect draw:style-name="gr2" draw:text-style-name="P1" draw:layer="layout" svg:width="6.35cm" svg:height="1.524cm" svg:x="35.227cm" svg:y="9.128cm">
          <text:p text:style-name="P1">Calibrate Compass</text:p>
        </draw:rect>
        <draw:rect draw:style-name="gr2" draw:text-style-name="P1" draw:layer="layout" svg:width="6.35cm" svg:height="1.524cm" svg:x="37.703cm" svg:y="10.461cm">
          <text:p text:style-name="P1">Swing Compass</text:p>
        </draw:rect>
        <draw:rect draw:style-name="gr2" draw:text-style-name="P1" draw:layer="layout" svg:width="6.35cm" svg:height="1.524cm" svg:x="34.338cm" svg:y="11.858cm">
          <text:p text:style-name="P1">Reset</text:p>
        </draw:rect>
        <draw:rect draw:style-name="gr1" draw:text-style-name="P1" draw:layer="layout" svg:width="4.319cm" svg:height="5.079cm" svg:x="26.399cm" svg:y="10.653cm">
          <text:p text:style-name="P1">User Interface</text:p>
        </draw:rect>
        <draw:rect draw:style-name="gr2" draw:text-style-name="P1" draw:layer="layout" svg:width="3.81cm" svg:height="2.286cm" svg:x="26.654cm" svg:y="12.43cm">
          <text:p text:style-name="P1">LCD Driver,</text:p>
          <text:p text:style-name="P1">Graphs</text:p>
        </draw:rect>
        <draw:rect draw:style-name="gr2" draw:text-style-name="P1" draw:layer="layout" svg:width="6.35cm" svg:height="1.524cm" svg:x="39.227cm" svg:y="7.794cm">
          <text:p text:style-name="P1">Calibrate Gyro</text:p>
        </draw:rect>
        <draw:line draw:style-name="gr3" draw:text-style-name="P1" draw:layer="layout" svg:x1="37.385cm" svg:y1="5.89cm" svg:x2="37.83cm" svg:y2="7.731cm">
          <text:p/>
        </draw:line>
        <draw:rect draw:style-name="gr2" draw:text-style-name="P1" draw:layer="layout" svg:width="6.35cm" svg:height="1.524cm" svg:x="39.354cm" svg:y="13.001cm">
          <text:p text:style-name="P1">GPS Serial Bridge</text:p>
        </draw:rect>
        <draw:line draw:style-name="gr3" draw:text-style-name="P1" draw:layer="layout" svg:x1="35.099cm" svg:y1="5.953cm" svg:x2="30.463cm" svg:y2="11.033cm">
          <text:p/>
        </draw:line>
        <draw:polyline draw:style-name="gr5" draw:text-style-name="P1" draw:layer="layout" svg:width="24.397cm" svg:height="8.463cm" draw:transform="rotate (0.271573231610266) translate (10.5432800141156cm 12.304636844932cm)" svg:viewBox="0 0 24398 8464" draw:points="245,0 0,5140 11466,8464 24398,134">
          <text:p/>
        </draw:polyline>
        <draw:frame draw:style-name="gr6" draw:layer="layout" svg:width="0.959cm" svg:height="0.963cm" svg:x="30.711cm" svg:y="8.546cm">
          <draw:text-box>
            <text:p>R</text:p>
          </draw:text-box>
        </draw:frame>
        <draw:line draw:style-name="gr5" draw:text-style-name="P1" draw:layer="layout" svg:x1="19.097cm" svg:y1="7.858cm" svg:x2="33.575cm" svg:y2="5.381cm">
          <text:p text:style-name="P1">R</text:p>
        </draw:line>
        <draw:frame draw:style-name="gr7" draw:layer="layout" svg:width="6.594cm" svg:height="0.963cm" svg:x="29.702cm" svg:y="18.399cm">
          <draw:text-box>
            <text:p>Incomplete 5/17/201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Shimniok</meta:initial-creator>
    <meta:creation-date>2012-05-17T08:25:27.26</meta:creation-date>
    <dc:date>2012-05-17T09:47:44.89</dc:date>
    <dc:creator>Michael Shimniok</dc:creator>
    <meta:editing-duration>PT1H22M15S</meta:editing-duration>
    <meta:editing-cycles>9</meta:editing-cycles>
    <meta:generator>OpenOffice.org/3.3$Win32 OpenOffice.org_project/330m20$Build-9567</meta:generator>
    <meta:document-statistic meta:object-count="48"/>
  </office:meta>
</office:document-meta>
</file>